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text-properties fo:font-weight="bold" officeooo:rsid="0018e87d" officeooo:paragraph-rsid="0018e87d" style:font-weight-asian="bold"/>
    </style:style>
    <style:style style:name="P4" style:family="paragraph" style:parent-style-name="Standard">
      <style:paragraph-properties fo:text-align="center" style:justify-single-word="false"/>
      <style:text-properties officeooo:paragraph-rsid="00184d7a"/>
    </style:style>
    <style:style style:name="P5" style:family="paragraph" style:parent-style-name="Standard">
      <style:text-properties officeooo:paragraph-rsid="00184d7a"/>
    </style:style>
    <style:style style:name="P6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color="#c9211e" fo:font-size="14pt" fo:font-weight="bold" officeooo:rsid="0012dd8b" officeooo:paragraph-rsid="0012dd8b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margin-top="0cm" fo:margin-bottom="0cm" loext:contextual-spacing="false" fo:line-height="120%" fo:text-align="start" style:justify-single-word="false" style:writing-mode="lr-tb"/>
      <style:text-properties fo:color="#c9211e" style:text-position="0% 100%" fo:font-size="15pt" fo:font-weight="bold" officeooo:rsid="0014f727" officeooo:paragraph-rsid="0012dd8b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margin-top="0cm" fo:margin-bottom="0cm" loext:contextual-spacing="false" fo:line-height="120%" fo:text-align="start" style:justify-single-word="false" style:writing-mode="lr-tb"/>
      <style:text-properties fo:color="#000000" style:text-position="0% 100%" fo:font-size="15pt" fo:font-weight="bold" officeooo:rsid="0016041e" officeooo:paragraph-rsid="0016041e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margin-top="0cm" fo:margin-bottom="0cm" loext:contextual-spacing="false" fo:line-height="120%" fo:text-align="start" style:justify-single-word="false" style:writing-mode="lr-tb"/>
      <style:text-properties fo:color="#000000" style:text-position="0% 100%" fo:font-size="15pt" fo:font-weight="bold" officeooo:rsid="0016041e" officeooo:paragraph-rsid="0012dd8b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margin-top="0cm" fo:margin-bottom="0cm" loext:contextual-spacing="false" fo:line-height="120%" fo:text-align="start" style:justify-single-word="false" style:writing-mode="lr-tb"/>
      <style:text-properties fo:color="#000000" style:text-position="0% 100%" fo:font-size="15pt" fo:font-weight="bold" officeooo:rsid="0016041e" officeooo:paragraph-rsid="001761b8" style:font-size-asian="15pt" style:font-weight-asian="bold" style:font-size-complex="15pt" style:font-weight-complex="bold"/>
    </style:style>
    <style:style style:name="P11" style:family="paragraph" style:parent-style-name="Text_20_body">
      <style:paragraph-properties fo:margin-top="0cm" fo:margin-bottom="0cm" loext:contextual-spacing="false" fo:line-height="120%" fo:text-align="start" style:justify-single-word="false" fo:break-before="page" style:writing-mode="lr-tb"/>
      <style:text-properties fo:color="#000000" style:text-position="0% 100%" fo:font-size="15pt" fo:font-weight="bold" officeooo:rsid="0016041e" officeooo:paragraph-rsid="0012dd8b" style:font-size-asian="15pt" style:font-weight-asian="bold" style:font-size-complex="15pt" style:font-weight-complex="bold"/>
    </style:style>
    <style:style style:name="P12" style:family="paragraph" style:parent-style-name="Standard">
      <loext:graphic-properties draw:fill="solid" draw:fill-color="#ffffff"/>
      <style:paragraph-properties fo:margin-left="0cm" fo:margin-right="0cm" fo:line-height="130%" fo:text-align="justify" style:justify-single-word="false" fo:text-indent="0.951cm" style:auto-text-indent="false" fo:background-color="#ffffff"/>
      <style:text-properties fo:font-weight="normal" officeooo:paragraph-rsid="00184d7a" style:font-size-asian="15pt" style:font-weight-asian="normal" style:font-size-complex="15pt" style:font-weight-complex="normal"/>
    </style:style>
    <style:style style:name="P13" style:family="paragraph" style:parent-style-name="Standard" style:list-style-name="WW8Num4">
      <style:text-properties officeooo:paragraph-rsid="00184d7a"/>
    </style:style>
    <style:style style:name="T1" style:family="text">
      <style:text-properties fo:font-weight="bold" style:font-weight-asian="bold"/>
    </style:style>
    <style:style style:name="T2" style:family="text">
      <style:text-properties fo:language="uk" fo:country="UA" fo:font-weight="bold" style:font-weight-asian="bold"/>
    </style:style>
    <style:style style:name="T3" style:family="text">
      <style:text-properties fo:language="en" fo:country="US" fo:font-weight="bold" style:font-weight-asian="bold"/>
    </style:style>
    <style:style style:name="T4" style:family="text">
      <style:text-properties fo:color="#222222" fo:background-color="#ffffff" loext:char-shading-value="0"/>
    </style:style>
    <style:style style:name="T5" style:family="text">
      <style:text-properties officeooo:rsid="001761b8"/>
    </style:style>
    <style:style style:name="T6" style:family="text">
      <style:text-properties fo:color="#000000"/>
    </style:style>
    <style:style style:name="T7" style:family="text">
      <style:text-properties fo:color="#000000" fo:language="en" fo:country="US"/>
    </style:style>
    <style:style style:name="T8" style:family="text">
      <style:text-properties fo:color="#000000" fo:language="en" fo:country="US" fo:font-style="italic" style:font-style-asian="italic" style:font-style-complex="italic"/>
    </style:style>
    <style:style style:name="T9" style:family="text">
      <style:text-properties fo:color="#000000" fo:font-style="italic" style:font-style-asian="italic" style:font-style-complex="italic"/>
    </style:style>
    <style:style style:name="T10" style:family="text">
      <style:text-properties fo:color="#000000" style:text-position="super 58%" fo:language="en" fo:country="US" fo:font-style="italic" style:font-style-asian="italic" style:font-style-complex="italic"/>
    </style:style>
    <style:style style:name="T11" style:family="text">
      <style:text-properties fo:color="#000000" style:text-position="super 58%" fo:font-style="italic" style:font-style-asian="italic" style:font-style-complex="italic"/>
    </style:style>
    <style:style style:name="T12" style:family="text">
      <style:text-properties fo:color="#000000" style:text-position="sub 58%" fo:font-style="italic" style:font-style-asian="italic" style:font-style-complex="italic"/>
    </style:style>
    <style:style style:name="T13" style:family="text">
      <style:text-properties fo:color="#000000" style:text-position="sub 58%" fo:language="en" fo:country="US" fo:font-style="italic" style:font-style-asian="italic" style:font-style-complex="italic"/>
    </style:style>
    <style:style style:name="T14" style:family="text">
      <style:text-properties fo:color="#000000" style:font-name="Symbol" fo:language="en" fo:country="US" fo:font-style="italic" style:font-name-asian="Symbol" style:font-style-asian="italic" style:font-name-complex="Symbol" style:font-style-complex="italic"/>
    </style:style>
    <style:style style:name="T15" style:family="text">
      <style:text-properties fo:color="#000000" style:font-name="Symbol" fo:font-style="italic" style:font-name-asian="Symbol" style:font-style-asian="italic" style:font-name-complex="Symbol" style:font-style-complex="italic"/>
    </style:style>
    <style:style style:name="T16" style:family="text">
      <style:text-properties officeooo:rsid="001a0bf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Отчет лабораторной работы №<text:span text:style-name="T16">10</text:span></text:p>
      <text:p text:style-name="P4"><text:span text:style-name="T1">Тема «Топологи</text:span><text:span text:style-name="T3">я </text:span><text:span text:style-name="T1">процессов </text:span><text:span text:style-name="T2">MPI. </text:span></text:p>
      <text:p text:style-name="P3">Султанов Шакир КА</text:p>
      <text:p text:style-name="P5">Студенты должны знать:</text:p>
      <text:list xml:id="list172049620" text:style-name="WW8Num4">
        <text:list-item>
          <text:p text:style-name="P13">Топология процессов.</text:p>
        </text:list-item>
        <text:list-item>
          <text:p text:style-name="P13">Создание топологии процессов.</text:p>
        </text:list-item>
        <text:list-item>
          <text:p text:style-name="P13">Справочные функции топологии процессов.</text:p>
        </text:list-item>
      </text:list>
      <text:p text:style-name="P5">Написать MPI-приложение (используя декартовую топологию процессов<text:span text:style-name="T4">) </text:span>для решения задачи. <text:s/></text:p>
      <text:p text:style-name="P12"><text:span text:style-name="T6">Пусть </text:span><text:span text:style-name="T8">N</text:span><text:span text:style-name="T9">=2</text:span><text:span text:style-name="T10">n</text:span><text:span text:style-name="T6"> процессов размещены в вершинах единичного гиперкуба пространства </text:span><text:span text:style-name="T8">R</text:span><text:span text:style-name="T10">n</text:span><text:span text:style-name="T9"> </text:span><text:span text:style-name="T6">(</text:span><text:span text:style-name="T8">n</text:span><text:span text:style-name="T9">&gt;2</text:span><text:span text:style-name="T6">). Каждый процесс может взаимодействовать только с </text:span><text:span text:style-name="T8">n</text:span><text:span text:style-name="T6"> процессами по жестко закрепленным линиям связи с номерами от 1 до </text:span><text:span text:style-name="T8">n</text:span><text:span text:style-name="T6"> (линии связи являются ребрами гиперкуба). Набор координат </text:span><text:span text:style-name="T8">u</text:span><text:span text:style-name="T9">=(</text:span><text:span text:style-name="T8">u</text:span><text:span text:style-name="T12">1</text:span><text:span text:style-name="T9">, … , </text:span><text:span text:style-name="T8">u</text:span><text:span text:style-name="T13">n</text:span><text:span text:style-name="T6">) (где </text:span><text:span text:style-name="T8">u</text:span><text:span text:style-name="T13">i</text:span><text:span text:style-name="T9">=</text:span><text:span text:style-name="T14"></text:span><text:span text:style-name="T9">0,1</text:span><text:span text:style-name="T14"></text:span><text:span text:style-name="T6"> для всех </text:span><text:span text:style-name="T9">1</text:span><text:span text:style-name="T15"></text:span><text:span text:style-name="T9"> </text:span><text:span text:style-name="T8">i</text:span><text:span text:style-name="T15"></text:span><text:span text:style-name="T8">n</text:span><text:span text:style-name="T6"> ) произвольной вершины гиперкуба задает имя процесса, соответствующего этой вершине. </text:span><text:span text:style-name="T8">N</text:span><text:span text:style-name="T9">=2</text:span><text:span text:style-name="T10">n</text:span><text:span text:style-name="T6"> параллельных процессов с топологией <text:s/></text:span><text:span text:style-name="T7">n</text:span><text:span text:style-name="T6">-мерного гиперкуба находят наибольший общий делитель <text:s text:c="2"/></text:span><text:span text:style-name="T9">2</text:span><text:span text:style-name="T10">n</text:span><text:span text:style-name="T11">+1</text:span><text:span text:style-name="T6"> <text:s/>целых чисел.</text:span></text:p>
      <text:p text:style-name="P1"/>
      <text:p text:style-name="P6">КОД</text:p>
      <text:p text:style-name="P7"/>
      <text:p text:style-name="P9">#include &lt;stdio.h&gt;</text:p>
      <text:p text:style-name="P9">#include &lt;stdlib.h&gt;</text:p>
      <text:p text:style-name="P9">#include "mpi.h"</text:p>
      <text:p text:style-name="P9">#define N 16</text:p>
      <text:p text:style-name="P9"/>
      <text:p text:style-name="P9">int main(int argc, char **argv)</text:p>
      <text:p text:style-name="P9">{</text:p>
      <text:p text:style-name="P9">int a[N]={16,24,100,100,40,20,80,80,32,200,16,24,32,44,32,32};</text:p>
      <text:p text:style-name="P9">MPI_Status status;</text:p>
      <text:p text:style-name="P9">MPI_Comm commCube;</text:p>
      <text:p text:style-name="P9">int myrank,rank;</text:p>
      <text:p text:style-name="P9">int ndims=3;</text:p>
      <text:p text:style-name="P9">int dims[3]={2,2,2};</text:p>
      <text:p text:style-name="P9">int periods[3]={1,1,1};</text:p>
      <text:p text:style-name="P9">int reorder=0; </text:p>
      <text:p text:style-name="P9">int coords[3],coords0[3];</text:p>
      <text:p text:style-name="P9">int i,j,ku,v1,v2;</text:p>
      <text:p text:style-name="P9"/>
      <text:p text:style-name="P9">MPI_Init(&amp;argc,&amp;argv);</text:p>
      <text:p text:style-name="P9"><text:soft-page-break/>MPI_Cart_create(MPI_COMM_WORLD,ndims,dims,periods,reorder,&amp;commCube);</text:p>
      <text:p text:style-name="P9">MPI_Comm_rank(commCube,&amp;myrank);</text:p>
      <text:p text:style-name="P9"/>
      <text:p text:style-name="P9">v1=a[2*myrank];</text:p>
      <text:p text:style-name="P9">v2=a[2*myrank+1];</text:p>
      <text:p text:style-name="P9">MPI_Cart_coords(commCube,myrank,ndims,coords);</text:p>
      <text:p text:style-name="P9">i=0;</text:p>
      <text:p text:style-name="P9">while ((i&lt;ndims)&amp;&amp;(coords[i]==0))i++;</text:p>
      <text:p text:style-name="P9">ku=i+1;</text:p>
      <text:p text:style-name="P9">for(i=1;i&lt;ku;i++){</text:p>
      <text:p text:style-name="P9"><text:s text:c="2"/>while(v1!=v2)if(v1&gt;v2)v1-=v2;else v2-=v1;</text:p>
      <text:p text:style-name="P9"><text:s text:c="2"/>for(j=0;j&lt;ndims;j++)coords0[j]=coords[j];</text:p>
      <text:p text:style-name="P9"><text:s text:c="2"/>coords0[i-1]=(coords0[i-1]+1)%2;</text:p>
      <text:p text:style-name="P9"><text:s text:c="2"/>MPI_Cart_rank(commCube,coords0,&amp;rank);</text:p>
      <text:p text:style-name="P9"><text:s text:c="2"/>MPI_Recv(&amp;v2,1,MPI_INT,rank,99,commCube,&amp;status);</text:p>
      <text:p text:style-name="P9">}</text:p>
      <text:p text:style-name="P9">while(v1!=v2)if(v1&gt;v2)v1-=v2;else v2-=v1;</text:p>
      <text:p text:style-name="P9">if (ku&lt;=ndims){</text:p>
      <text:p text:style-name="P9"><text:s text:c="2"/>for(j=0;j&lt;ndims;j++)coords0[j]=coords[j];</text:p>
      <text:p text:style-name="P9"><text:s text:c="2"/>coords0[i-1]=(coords0[i-1]+1)%2;</text:p>
      <text:p text:style-name="P9"><text:s text:c="2"/>MPI_Cart_rank(commCube,coords0,&amp;rank);</text:p>
      <text:p text:style-name="P9"><text:s text:c="2"/>MPI_Send(&amp;v1,1,MPI_INT,rank,99,commCube);</text:p>
      <text:p text:style-name="P9">}else</text:p>
      <text:p text:style-name="P9"><text:s text:c="2"/>printf("NOD= %d\n",v1);</text:p>
      <text:p text:style-name="P9"/>
      <text:p text:style-name="P9">MPI_Finalize();</text:p>
      <text:p text:style-name="P9">}</text:p>
      <text:p text:style-name="P9"/>
      <text:p text:style-name="P11"/>
      <text:p text:style-name="P10">Результат: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WW8Num16z0" style:family="text">
      <style:text-properties fo:color="#222222"/>
    </style:style>
    <style:style style:name="WW8Num16z1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9z0" style:family="text">
      <style:text-properties fo:color="#222222" fo:language="en" fo:country="US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6z0" style:num-suffix="." style:num-format="1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4T23:02:05.878030700</meta:creation-date>
    <dc:date>2021-11-24T21:01:10.687880655</dc:date>
    <meta:editing-duration>PT45M54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3" meta:paragraph-count="53" meta:word-count="181" meta:character-count="1867" meta:non-whitespace-character-count="1721"/>
  </office:meta>
</office:document-meta>
</file>